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1" svg:font-family="Calibri"/>
    <style:font-face style:name="Arial" svg:font-family="Arial" style:font-pitch="variable"/>
    <style:font-face style:name="Calibri" svg:font-family="Calibri" style:font-pitch="variable"/>
    <style:font-face style:name="Liberation Sans" svg:font-family="'Liberation Sans'" style:font-pitch="variable"/>
    <style:font-face style:name="Microsoft YaHei" svg:font-family="'Microsoft YaHei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8eef7" draw:shadow="hidden"/>
    </style:style>
    <style:style style:name="gr2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3" style:family="graphic" style:parent-style-name="standard">
      <style:graphic-properties draw:stroke="none" draw:fill="none" draw:textarea-vertical-align="middle" fo:min-height="0.667cm" fo:min-width="2.54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solid" svg:stroke-width="0.008cm" svg:stroke-color="#ff0000" draw:marker-end="Marker_5f_0" draw:marker-end-width="0.276cm" svg:stroke-opacity="100%" draw:stroke-linejoin="round" svg:stroke-linecap="round" draw:fill="none" fo:padding-top="0.129cm" fo:padding-bottom="0.129cm" fo:padding-left="0.254cm" fo:padding-right="0.254cm" draw:shadow="hidden"/>
    </style:style>
    <style:style style:name="P1" style:family="paragraph">
      <loext:graphic-properties draw:fill="solid" draw:fill-color="#e8eef7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loext:opacity="100%" style:font-name="Calibri1" fo:font-size="8pt" style:font-name-asian="Calibri1" style:font-size-asian="8pt" style:font-name-complex="Calibri1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Zeichenblatt-1" draw:style-name="dp1" draw:master-page-name="PM0">
        <draw:g>
          <draw:g>
            <draw:polygon draw:style-name="gr1" draw:text-style-name="P1" draw:layer="layout" svg:width="5.5cm" svg:height="0.667cm" svg:x="0.635cm" svg:y="1.302cm" svg:viewBox="0 0 5501 668" draw:points="0,668 5501,668 5501,0 0,0">
              <text:p/>
            </draw:polygon>
            <draw:polygon draw:style-name="gr2" draw:text-style-name="P2" draw:layer="layout" svg:width="5.5cm" svg:height="0.667cm" svg:x="0.635cm" svg:y="1.302cm" svg:viewBox="0 0 5501 668" draw:points="0,668 5501,668 5501,0 0,0">
              <text:p/>
            </draw:polygon>
          </draw:g>
          <draw:g>
            <draw:g>
              <draw:polygon draw:style-name="gr1" draw:text-style-name="P1" draw:layer="layout" svg:width="1.833cm" svg:height="0.667cm" svg:x="2.468cm" svg:y="0.635cm" svg:viewBox="0 0 1834 668" draw:points="0,668 1834,668 1834,0 0,0">
                <text:p/>
              </draw:polygon>
              <draw:polygon draw:style-name="gr2" draw:text-style-name="P2" draw:layer="layout" svg:width="1.833cm" svg:height="0.667cm" svg:x="2.468cm" svg:y="0.635cm" svg:viewBox="0 0 1834 668" draw:points="0,668 1834,668 1834,0 0,0">
                <text:p/>
              </draw:polygon>
            </draw:g>
            <draw:frame draw:style-name="gr3" draw:text-style-name="P2" draw:layer="layout" svg:width="1.833cm" svg:height="0.667cm" svg:x="2.468cm" svg:y="0.635cm">
              <draw:text-box>
                <text:p text:style-name="P3"><text:span text:style-name="T1">0</text:span></text:p>
              </draw:text-box>
            </draw:frame>
          </draw:g>
          <draw:g>
            <draw:g>
              <draw:polygon draw:style-name="gr1" draw:text-style-name="P1" draw:layer="layout" svg:width="1.833cm" svg:height="0.667cm" svg:x="4.302cm" svg:y="0.635cm" svg:viewBox="0 0 1834 668" draw:points="0,668 1834,668 1834,0 0,0">
                <text:p/>
              </draw:polygon>
              <draw:polygon draw:style-name="gr2" draw:text-style-name="P2" draw:layer="layout" svg:width="1.833cm" svg:height="0.667cm" svg:x="4.302cm" svg:y="0.635cm" svg:viewBox="0 0 1834 668" draw:points="0,668 1834,668 1834,0 0,0">
                <text:p/>
              </draw:polygon>
            </draw:g>
            <draw:frame draw:style-name="gr3" draw:text-style-name="P2" draw:layer="layout" svg:width="1.833cm" svg:height="0.667cm" svg:x="4.302cm" svg:y="0.635cm">
              <draw:text-box>
                <text:p text:style-name="P3"><text:span text:style-name="T1">0</text:span></text:p>
              </draw:text-box>
            </draw:frame>
          </draw:g>
          <draw:g>
            <draw:g>
              <draw:polygon draw:style-name="gr1" draw:text-style-name="P1" draw:layer="layout" svg:width="1.833cm" svg:height="0.667cm" svg:x="0.635cm" svg:y="1.968cm" svg:viewBox="0 0 1834 668" draw:points="0,668 1834,668 1834,0 0,0">
                <text:p/>
              </draw:polygon>
              <draw:polygon draw:style-name="gr2" draw:text-style-name="P2" draw:layer="layout" svg:width="1.833cm" svg:height="0.667cm" svg:x="0.635cm" svg:y="1.968cm" svg:viewBox="0 0 1834 668" draw:points="0,668 1834,668 1834,0 0,0">
                <text:p/>
              </draw:polygon>
            </draw:g>
            <draw:frame draw:style-name="gr3" draw:text-style-name="P2" draw:layer="layout" svg:width="1.833cm" svg:height="0.667cm" svg:x="0.635cm" svg:y="1.968cm">
              <draw:text-box>
                <text:p text:style-name="P3"><text:span text:style-name="T1">0</text:span></text:p>
              </draw:text-box>
            </draw:frame>
          </draw:g>
          <draw:g>
            <draw:g>
              <draw:polygon draw:style-name="gr1" draw:text-style-name="P1" draw:layer="layout" svg:width="1.833cm" svg:height="0.667cm" svg:x="2.468cm" svg:y="1.968cm" svg:viewBox="0 0 1834 668" draw:points="0,668 1834,668 1834,0 0,0">
                <text:p/>
              </draw:polygon>
              <draw:polygon draw:style-name="gr2" draw:text-style-name="P2" draw:layer="layout" svg:width="1.833cm" svg:height="0.667cm" svg:x="2.468cm" svg:y="1.968cm" svg:viewBox="0 0 1834 668" draw:points="0,668 1834,668 1834,0 0,0">
                <text:p/>
              </draw:polygon>
            </draw:g>
            <draw:frame draw:style-name="gr3" draw:text-style-name="P2" draw:layer="layout" svg:width="1.833cm" svg:height="0.667cm" svg:x="2.468cm" svg:y="1.968cm">
              <draw:text-box>
                <text:p text:style-name="P3"><text:span text:style-name="T1">0</text:span></text:p>
              </draw:text-box>
            </draw:frame>
          </draw:g>
          <draw:g>
            <draw:g>
              <draw:polygon draw:style-name="gr1" draw:text-style-name="P1" draw:layer="layout" svg:width="1.833cm" svg:height="0.667cm" svg:x="4.302cm" svg:y="1.968cm" svg:viewBox="0 0 1834 668" draw:points="0,668 1834,668 1834,0 0,0">
                <text:p/>
              </draw:polygon>
              <draw:polygon draw:style-name="gr2" draw:text-style-name="P2" draw:layer="layout" svg:width="1.833cm" svg:height="0.667cm" svg:x="4.302cm" svg:y="1.968cm" svg:viewBox="0 0 1834 668" draw:points="0,668 1834,668 1834,0 0,0">
                <text:p/>
              </draw:polygon>
            </draw:g>
            <draw:frame draw:style-name="gr3" draw:text-style-name="P2" draw:layer="layout" svg:width="1.833cm" svg:height="0.667cm" svg:x="4.302cm" svg:y="1.968cm">
              <draw:text-box>
                <text:p text:style-name="P3"><text:span text:style-name="T1">0</text:span></text:p>
              </draw:text-box>
            </draw:frame>
          </draw:g>
          <draw:g>
            <draw:g>
              <draw:polygon draw:style-name="gr1" draw:text-style-name="P1" draw:layer="layout" svg:width="1.833cm" svg:height="0.667cm" svg:x="0.635cm" svg:y="0.635cm" svg:viewBox="0 0 1834 668" draw:points="0,668 1834,668 1834,0 0,0">
                <text:p/>
              </draw:polygon>
              <draw:polygon draw:style-name="gr2" draw:text-style-name="P2" draw:layer="layout" svg:width="1.833cm" svg:height="0.667cm" svg:x="0.635cm" svg:y="0.635cm" svg:viewBox="0 0 1834 668" draw:points="0,668 1834,668 1834,0 0,0">
                <text:p/>
              </draw:polygon>
            </draw:g>
            <draw:frame draw:style-name="gr3" draw:text-style-name="P2" draw:layer="layout" svg:width="1.833cm" svg:height="0.667cm" svg:x="0.635cm" svg:y="0.635cm">
              <draw:text-box>
                <text:p text:style-name="P3"><text:span text:style-name="T1">0</text:span></text:p>
              </draw:text-box>
            </draw:frame>
          </draw:g>
          <draw:frame draw:style-name="gr3" draw:text-style-name="P2" draw:layer="layout" svg:width="5.5cm" svg:height="0.667cm" svg:x="0.635cm" svg:y="1.302cm">
            <draw:text-box>
              <text:p text:style-name="P3"><text:span text:style-name="T1">Kick-Off-Meeting (11.11.20)</text:span></text:p>
            </draw:text-box>
          </draw:frame>
        </draw:g>
        <draw:g>
          <draw:g>
            <draw:polygon draw:style-name="gr1" draw:text-style-name="P1" draw:layer="layout" svg:width="5.5cm" svg:height="0.667cm" svg:x="6.885cm" svg:y="1.302cm" svg:viewBox="0 0 5501 668" draw:points="0,668 5501,668 5501,0 0,0">
              <text:p/>
            </draw:polygon>
            <draw:polygon draw:style-name="gr2" draw:text-style-name="P2" draw:layer="layout" svg:width="5.5cm" svg:height="0.667cm" svg:x="6.885cm" svg:y="1.302cm" svg:viewBox="0 0 5501 668" draw:points="0,668 5501,668 5501,0 0,0">
              <text:p/>
            </draw:polygon>
          </draw:g>
          <draw:g>
            <draw:g>
              <draw:polygon draw:style-name="gr1" draw:text-style-name="P1" draw:layer="layout" svg:width="1.833cm" svg:height="0.667cm" svg:x="8.718cm" svg:y="0.635cm" svg:viewBox="0 0 1834 668" draw:points="0,668 1834,668 1834,0 0,0">
                <text:p/>
              </draw:polygon>
              <draw:polygon draw:style-name="gr2" draw:text-style-name="P2" draw:layer="layout" svg:width="1.833cm" svg:height="0.667cm" svg:x="8.718cm" svg:y="0.635cm" svg:viewBox="0 0 1834 668" draw:points="0,668 1834,668 1834,0 0,0">
                <text:p/>
              </draw:polygon>
            </draw:g>
            <draw:frame draw:style-name="gr3" draw:text-style-name="P2" draw:layer="layout" svg:width="1.833cm" svg:height="0.667cm" svg:x="8.718cm" svg:y="0.635cm">
              <draw:text-box>
                <text:p text:style-name="P3"><text:span text:style-name="T1">0</text:span></text:p>
              </draw:text-box>
            </draw:frame>
          </draw:g>
          <draw:g>
            <draw:g>
              <draw:polygon draw:style-name="gr1" draw:text-style-name="P1" draw:layer="layout" svg:width="1.833cm" svg:height="0.667cm" svg:x="10.552cm" svg:y="0.635cm" svg:viewBox="0 0 1834 668" draw:points="0,668 1834,668 1834,0 0,0">
                <text:p/>
              </draw:polygon>
              <draw:polygon draw:style-name="gr2" draw:text-style-name="P2" draw:layer="layout" svg:width="1.833cm" svg:height="0.667cm" svg:x="10.552cm" svg:y="0.635cm" svg:viewBox="0 0 1834 668" draw:points="0,668 1834,668 1834,0 0,0">
                <text:p/>
              </draw:polygon>
            </draw:g>
            <draw:frame draw:style-name="gr3" draw:text-style-name="P2" draw:layer="layout" svg:width="1.833cm" svg:height="0.667cm" svg:x="10.552cm" svg:y="0.635cm">
              <draw:text-box>
                <text:p text:style-name="P3"><text:span text:style-name="T1">3</text:span></text:p>
              </draw:text-box>
            </draw:frame>
          </draw:g>
          <draw:g>
            <draw:g>
              <draw:polygon draw:style-name="gr1" draw:text-style-name="P1" draw:layer="layout" svg:width="1.833cm" svg:height="0.667cm" svg:x="6.885cm" svg:y="1.968cm" svg:viewBox="0 0 1834 668" draw:points="0,668 1834,668 1834,0 0,0">
                <text:p/>
              </draw:polygon>
              <draw:polygon draw:style-name="gr2" draw:text-style-name="P2" draw:layer="layout" svg:width="1.833cm" svg:height="0.667cm" svg:x="6.885cm" svg:y="1.968cm" svg:viewBox="0 0 1834 668" draw:points="0,668 1834,668 1834,0 0,0">
                <text:p/>
              </draw:polygon>
            </draw:g>
            <draw:frame draw:style-name="gr3" draw:text-style-name="P2" draw:layer="layout" svg:width="1.833cm" svg:height="0.667cm" svg:x="6.885cm" svg:y="1.968cm">
              <draw:text-box>
                <text:p text:style-name="P3"><text:span text:style-name="T1">3</text:span></text:p>
              </draw:text-box>
            </draw:frame>
          </draw:g>
          <draw:g>
            <draw:g>
              <draw:polygon draw:style-name="gr1" draw:text-style-name="P1" draw:layer="layout" svg:width="1.833cm" svg:height="0.667cm" svg:x="8.718cm" svg:y="1.968cm" svg:viewBox="0 0 1834 668" draw:points="0,668 1834,668 1834,0 0,0">
                <text:p/>
              </draw:polygon>
              <draw:polygon draw:style-name="gr2" draw:text-style-name="P2" draw:layer="layout" svg:width="1.833cm" svg:height="0.667cm" svg:x="8.718cm" svg:y="1.968cm" svg:viewBox="0 0 1834 668" draw:points="0,668 1834,668 1834,0 0,0">
                <text:p/>
              </draw:polygon>
            </draw:g>
            <draw:frame draw:style-name="gr3" draw:text-style-name="P2" draw:layer="layout" svg:width="1.833cm" svg:height="0.667cm" svg:x="8.718cm" svg:y="1.968cm">
              <draw:text-box>
                <text:p text:style-name="P3"><text:span text:style-name="T1">0</text:span></text:p>
              </draw:text-box>
            </draw:frame>
          </draw:g>
          <draw:g>
            <draw:g>
              <draw:polygon draw:style-name="gr1" draw:text-style-name="P1" draw:layer="layout" svg:width="1.833cm" svg:height="0.667cm" svg:x="10.552cm" svg:y="1.968cm" svg:viewBox="0 0 1834 668" draw:points="0,668 1834,668 1834,0 0,0">
                <text:p/>
              </draw:polygon>
              <draw:polygon draw:style-name="gr2" draw:text-style-name="P2" draw:layer="layout" svg:width="1.833cm" svg:height="0.667cm" svg:x="10.552cm" svg:y="1.968cm" svg:viewBox="0 0 1834 668" draw:points="0,668 1834,668 1834,0 0,0">
                <text:p/>
              </draw:polygon>
            </draw:g>
            <draw:frame draw:style-name="gr3" draw:text-style-name="P2" draw:layer="layout" svg:width="1.833cm" svg:height="0.667cm" svg:x="10.552cm" svg:y="1.968cm">
              <draw:text-box>
                <text:p text:style-name="P3"><text:span text:style-name="T1">3</text:span></text:p>
              </draw:text-box>
            </draw:frame>
          </draw:g>
          <draw:g>
            <draw:g>
              <draw:polygon draw:style-name="gr1" draw:text-style-name="P1" draw:layer="layout" svg:width="1.833cm" svg:height="0.667cm" svg:x="6.885cm" svg:y="0.635cm" svg:viewBox="0 0 1834 668" draw:points="0,668 1834,668 1834,0 0,0">
                <text:p/>
              </draw:polygon>
              <draw:polygon draw:style-name="gr2" draw:text-style-name="P2" draw:layer="layout" svg:width="1.833cm" svg:height="0.667cm" svg:x="6.885cm" svg:y="0.635cm" svg:viewBox="0 0 1834 668" draw:points="0,668 1834,668 1834,0 0,0">
                <text:p/>
              </draw:polygon>
            </draw:g>
            <draw:frame draw:style-name="gr3" draw:text-style-name="P2" draw:layer="layout" svg:width="1.833cm" svg:height="0.667cm" svg:x="6.885cm" svg:y="0.635cm">
              <draw:text-box>
                <text:p text:style-name="P3"><text:span text:style-name="T1">3</text:span></text:p>
              </draw:text-box>
            </draw:frame>
          </draw:g>
          <draw:frame draw:style-name="gr3" draw:text-style-name="P2" draw:layer="layout" svg:width="5.5cm" svg:height="0.667cm" svg:x="6.885cm" svg:y="1.302cm">
            <draw:text-box>
              <text:p text:style-name="P3"><text:span text:style-name="T1">Erster Entwurf in der Praxis (09.12.20)</text:span></text:p>
            </draw:text-box>
          </draw:frame>
        </draw:g>
        <draw:line draw:style-name="gr4" draw:text-style-name="P2" draw:layer="layout" svg:x1="6.135cm" svg:y1="1.635cm" svg:x2="6.885cm" svg:y2="1.635cm">
          <text:p/>
        </draw:line>
        <draw:g>
          <draw:g>
            <draw:polygon draw:style-name="gr1" draw:text-style-name="P1" draw:layer="layout" svg:width="5.5cm" svg:height="0.667cm" svg:x="13.1cm" svg:y="1.302cm" svg:viewBox="0 0 5501 668" draw:points="0,668 5501,668 5501,0 0,0">
              <text:p/>
            </draw:polygon>
            <draw:polygon draw:style-name="gr2" draw:text-style-name="P2" draw:layer="layout" svg:width="5.5cm" svg:height="0.667cm" svg:x="13.1cm" svg:y="1.302cm" svg:viewBox="0 0 5501 668" draw:points="0,668 5501,668 5501,0 0,0">
              <text:p/>
            </draw:polygon>
          </draw:g>
          <draw:g>
            <draw:g>
              <draw:polygon draw:style-name="gr1" draw:text-style-name="P1" draw:layer="layout" svg:width="1.833cm" svg:height="0.667cm" svg:x="14.933cm" svg:y="0.635cm" svg:viewBox="0 0 1834 668" draw:points="0,668 1834,668 1834,0 0,0">
                <text:p/>
              </draw:polygon>
              <draw:polygon draw:style-name="gr2" draw:text-style-name="P2" draw:layer="layout" svg:width="1.833cm" svg:height="0.667cm" svg:x="14.933cm" svg:y="0.635cm" svg:viewBox="0 0 1834 668" draw:points="0,668 1834,668 1834,0 0,0">
                <text:p/>
              </draw:polygon>
            </draw:g>
            <draw:frame draw:style-name="gr3" draw:text-style-name="P2" draw:layer="layout" svg:width="1.833cm" svg:height="0.667cm" svg:x="14.933cm" svg:y="0.635cm">
              <draw:text-box>
                <text:p text:style-name="P3"><text:span text:style-name="T1">0</text:span></text:p>
              </draw:text-box>
            </draw:frame>
          </draw:g>
          <draw:g>
            <draw:g>
              <draw:polygon draw:style-name="gr1" draw:text-style-name="P1" draw:layer="layout" svg:width="1.833cm" svg:height="0.667cm" svg:x="16.767cm" svg:y="0.635cm" svg:viewBox="0 0 1834 668" draw:points="0,668 1834,668 1834,0 0,0">
                <text:p/>
              </draw:polygon>
              <draw:polygon draw:style-name="gr2" draw:text-style-name="P2" draw:layer="layout" svg:width="1.833cm" svg:height="0.667cm" svg:x="16.767cm" svg:y="0.635cm" svg:viewBox="0 0 1834 668" draw:points="0,668 1834,668 1834,0 0,0">
                <text:p/>
              </draw:polygon>
            </draw:g>
            <draw:frame draw:style-name="gr3" draw:text-style-name="P2" draw:layer="layout" svg:width="1.833cm" svg:height="0.667cm" svg:x="16.767cm" svg:y="0.635cm">
              <draw:text-box>
                <text:p text:style-name="P3"><text:span text:style-name="T1">5</text:span></text:p>
              </draw:text-box>
            </draw:frame>
          </draw:g>
          <draw:g>
            <draw:g>
              <draw:polygon draw:style-name="gr1" draw:text-style-name="P1" draw:layer="layout" svg:width="1.833cm" svg:height="0.667cm" svg:x="13.1cm" svg:y="1.968cm" svg:viewBox="0 0 1834 668" draw:points="0,668 1834,668 1834,0 0,0">
                <text:p/>
              </draw:polygon>
              <draw:polygon draw:style-name="gr2" draw:text-style-name="P2" draw:layer="layout" svg:width="1.833cm" svg:height="0.667cm" svg:x="13.1cm" svg:y="1.968cm" svg:viewBox="0 0 1834 668" draw:points="0,668 1834,668 1834,0 0,0">
                <text:p/>
              </draw:polygon>
            </draw:g>
            <draw:frame draw:style-name="gr3" draw:text-style-name="P2" draw:layer="layout" svg:width="1.833cm" svg:height="0.667cm" svg:x="13.1cm" svg:y="1.968cm">
              <draw:text-box>
                <text:p text:style-name="P3"><text:span text:style-name="T1">5</text:span></text:p>
              </draw:text-box>
            </draw:frame>
          </draw:g>
          <draw:g>
            <draw:g>
              <draw:polygon draw:style-name="gr1" draw:text-style-name="P1" draw:layer="layout" svg:width="1.833cm" svg:height="0.667cm" svg:x="14.933cm" svg:y="1.968cm" svg:viewBox="0 0 1834 668" draw:points="0,668 1834,668 1834,0 0,0">
                <text:p/>
              </draw:polygon>
              <draw:polygon draw:style-name="gr2" draw:text-style-name="P2" draw:layer="layout" svg:width="1.833cm" svg:height="0.667cm" svg:x="14.933cm" svg:y="1.968cm" svg:viewBox="0 0 1834 668" draw:points="0,668 1834,668 1834,0 0,0">
                <text:p/>
              </draw:polygon>
            </draw:g>
            <draw:frame draw:style-name="gr3" draw:text-style-name="P2" draw:layer="layout" svg:width="1.833cm" svg:height="0.667cm" svg:x="14.933cm" svg:y="1.968cm">
              <draw:text-box>
                <text:p text:style-name="P3"><text:span text:style-name="T1">0</text:span></text:p>
              </draw:text-box>
            </draw:frame>
          </draw:g>
          <draw:g>
            <draw:g>
              <draw:polygon draw:style-name="gr1" draw:text-style-name="P1" draw:layer="layout" svg:width="1.833cm" svg:height="0.667cm" svg:x="16.767cm" svg:y="1.968cm" svg:viewBox="0 0 1834 668" draw:points="0,668 1834,668 1834,0 0,0">
                <text:p/>
              </draw:polygon>
              <draw:polygon draw:style-name="gr2" draw:text-style-name="P2" draw:layer="layout" svg:width="1.833cm" svg:height="0.667cm" svg:x="16.767cm" svg:y="1.968cm" svg:viewBox="0 0 1834 668" draw:points="0,668 1834,668 1834,0 0,0">
                <text:p/>
              </draw:polygon>
            </draw:g>
            <draw:frame draw:style-name="gr3" draw:text-style-name="P2" draw:layer="layout" svg:width="1.833cm" svg:height="0.667cm" svg:x="16.767cm" svg:y="1.968cm">
              <draw:text-box>
                <text:p text:style-name="P3"><text:span text:style-name="T1">5</text:span></text:p>
              </draw:text-box>
            </draw:frame>
          </draw:g>
          <draw:g>
            <draw:g>
              <draw:polygon draw:style-name="gr1" draw:text-style-name="P1" draw:layer="layout" svg:width="1.833cm" svg:height="0.667cm" svg:x="13.1cm" svg:y="0.635cm" svg:viewBox="0 0 1834 668" draw:points="0,668 1834,668 1834,0 0,0">
                <text:p/>
              </draw:polygon>
              <draw:polygon draw:style-name="gr2" draw:text-style-name="P2" draw:layer="layout" svg:width="1.833cm" svg:height="0.667cm" svg:x="13.1cm" svg:y="0.635cm" svg:viewBox="0 0 1834 668" draw:points="0,668 1834,668 1834,0 0,0">
                <text:p/>
              </draw:polygon>
            </draw:g>
            <draw:frame draw:style-name="gr3" draw:text-style-name="P2" draw:layer="layout" svg:width="1.833cm" svg:height="0.667cm" svg:x="13.1cm" svg:y="0.635cm">
              <draw:text-box>
                <text:p text:style-name="P3"><text:span text:style-name="T1">5</text:span></text:p>
              </draw:text-box>
            </draw:frame>
          </draw:g>
          <draw:frame draw:style-name="gr3" draw:text-style-name="P2" draw:layer="layout" svg:width="5.5cm" svg:height="0.681cm" svg:x="13.1cm" svg:y="1.295cm">
            <draw:text-box>
              <text:p text:style-name="P3"><text:span text:style-name="T1">Präsentation Projektvorhaben (vorraus. 16.12.20)</text:span></text:p>
            </draw:text-box>
          </draw:frame>
        </draw:g>
        <draw:line draw:style-name="gr4" draw:text-style-name="P2" draw:layer="layout" svg:x1="12.385cm" svg:y1="1.635cm" svg:x2="13.099cm" svg:y2="1.635cm">
          <text:p/>
        </draw:line>
        <draw:g>
          <draw:g>
            <draw:polygon draw:style-name="gr1" draw:text-style-name="P1" draw:layer="layout" svg:width="5.5cm" svg:height="0.667cm" svg:x="19.385cm" svg:y="1.302cm" svg:viewBox="0 0 5501 668" draw:points="0,668 5501,668 5501,0 0,0">
              <text:p/>
            </draw:polygon>
            <draw:polygon draw:style-name="gr2" draw:text-style-name="P2" draw:layer="layout" svg:width="5.5cm" svg:height="0.667cm" svg:x="19.385cm" svg:y="1.302cm" svg:viewBox="0 0 5501 668" draw:points="0,668 5501,668 5501,0 0,0">
              <text:p/>
            </draw:polygon>
          </draw:g>
          <draw:g>
            <draw:g>
              <draw:polygon draw:style-name="gr1" draw:text-style-name="P1" draw:layer="layout" svg:width="1.833cm" svg:height="0.667cm" svg:x="21.218cm" svg:y="0.635cm" svg:viewBox="0 0 1834 668" draw:points="0,668 1834,668 1834,0 0,0">
                <text:p/>
              </draw:polygon>
              <draw:polygon draw:style-name="gr2" draw:text-style-name="P2" draw:layer="layout" svg:width="1.833cm" svg:height="0.667cm" svg:x="21.218cm" svg:y="0.635cm" svg:viewBox="0 0 1834 668" draw:points="0,668 1834,668 1834,0 0,0">
                <text:p/>
              </draw:polygon>
            </draw:g>
            <draw:frame draw:style-name="gr3" draw:text-style-name="P2" draw:layer="layout" svg:width="1.833cm" svg:height="0.667cm" svg:x="21.218cm" svg:y="0.635cm">
              <draw:text-box>
                <text:p text:style-name="P3"><text:span text:style-name="T1">0</text:span></text:p>
              </draw:text-box>
            </draw:frame>
          </draw:g>
          <draw:g>
            <draw:g>
              <draw:polygon draw:style-name="gr1" draw:text-style-name="P1" draw:layer="layout" svg:width="1.833cm" svg:height="0.667cm" svg:x="23.052cm" svg:y="0.635cm" svg:viewBox="0 0 1834 668" draw:points="0,668 1834,668 1834,0 0,0">
                <text:p/>
              </draw:polygon>
              <draw:polygon draw:style-name="gr2" draw:text-style-name="P2" draw:layer="layout" svg:width="1.833cm" svg:height="0.667cm" svg:x="23.052cm" svg:y="0.635cm" svg:viewBox="0 0 1834 668" draw:points="0,668 1834,668 1834,0 0,0">
                <text:p/>
              </draw:polygon>
            </draw:g>
            <draw:frame draw:style-name="gr3" draw:text-style-name="P2" draw:layer="layout" svg:width="1.833cm" svg:height="0.667cm" svg:x="23.052cm" svg:y="0.635cm">
              <draw:text-box>
                <text:p text:style-name="P3"><text:span text:style-name="T1">9</text:span></text:p>
              </draw:text-box>
            </draw:frame>
          </draw:g>
          <draw:g>
            <draw:g>
              <draw:polygon draw:style-name="gr1" draw:text-style-name="P1" draw:layer="layout" svg:width="1.833cm" svg:height="0.667cm" svg:x="19.385cm" svg:y="1.968cm" svg:viewBox="0 0 1834 668" draw:points="0,668 1834,668 1834,0 0,0">
                <text:p/>
              </draw:polygon>
              <draw:polygon draw:style-name="gr2" draw:text-style-name="P2" draw:layer="layout" svg:width="1.833cm" svg:height="0.667cm" svg:x="19.385cm" svg:y="1.968cm" svg:viewBox="0 0 1834 668" draw:points="0,668 1834,668 1834,0 0,0">
                <text:p/>
              </draw:polygon>
            </draw:g>
            <draw:frame draw:style-name="gr3" draw:text-style-name="P2" draw:layer="layout" svg:width="1.833cm" svg:height="0.667cm" svg:x="19.385cm" svg:y="1.968cm">
              <draw:text-box>
                <text:p text:style-name="P3"><text:span text:style-name="T1">9</text:span></text:p>
              </draw:text-box>
            </draw:frame>
          </draw:g>
          <draw:g>
            <draw:g>
              <draw:polygon draw:style-name="gr1" draw:text-style-name="P1" draw:layer="layout" svg:width="1.833cm" svg:height="0.667cm" svg:x="21.218cm" svg:y="1.968cm" svg:viewBox="0 0 1834 668" draw:points="0,668 1834,668 1834,0 0,0">
                <text:p/>
              </draw:polygon>
              <draw:polygon draw:style-name="gr2" draw:text-style-name="P2" draw:layer="layout" svg:width="1.833cm" svg:height="0.667cm" svg:x="21.218cm" svg:y="1.968cm" svg:viewBox="0 0 1834 668" draw:points="0,668 1834,668 1834,0 0,0">
                <text:p/>
              </draw:polygon>
            </draw:g>
            <draw:frame draw:style-name="gr3" draw:text-style-name="P2" draw:layer="layout" svg:width="1.833cm" svg:height="0.667cm" svg:x="21.218cm" svg:y="1.968cm">
              <draw:text-box>
                <text:p text:style-name="P3"><text:span text:style-name="T1">0</text:span></text:p>
              </draw:text-box>
            </draw:frame>
          </draw:g>
          <draw:g>
            <draw:g>
              <draw:polygon draw:style-name="gr1" draw:text-style-name="P1" draw:layer="layout" svg:width="1.833cm" svg:height="0.667cm" svg:x="23.052cm" svg:y="1.968cm" svg:viewBox="0 0 1834 668" draw:points="0,668 1834,668 1834,0 0,0">
                <text:p/>
              </draw:polygon>
              <draw:polygon draw:style-name="gr2" draw:text-style-name="P2" draw:layer="layout" svg:width="1.833cm" svg:height="0.667cm" svg:x="23.052cm" svg:y="1.968cm" svg:viewBox="0 0 1834 668" draw:points="0,668 1834,668 1834,0 0,0">
                <text:p/>
              </draw:polygon>
            </draw:g>
            <draw:frame draw:style-name="gr3" draw:text-style-name="P2" draw:layer="layout" svg:width="1.833cm" svg:height="0.667cm" svg:x="23.052cm" svg:y="1.968cm">
              <draw:text-box>
                <text:p text:style-name="P3"><text:span text:style-name="T1">9</text:span></text:p>
              </draw:text-box>
            </draw:frame>
          </draw:g>
          <draw:g>
            <draw:g>
              <draw:polygon draw:style-name="gr1" draw:text-style-name="P1" draw:layer="layout" svg:width="1.833cm" svg:height="0.667cm" svg:x="19.385cm" svg:y="0.635cm" svg:viewBox="0 0 1834 668" draw:points="0,668 1834,668 1834,0 0,0">
                <text:p/>
              </draw:polygon>
              <draw:polygon draw:style-name="gr2" draw:text-style-name="P2" draw:layer="layout" svg:width="1.833cm" svg:height="0.667cm" svg:x="19.385cm" svg:y="0.635cm" svg:viewBox="0 0 1834 668" draw:points="0,668 1834,668 1834,0 0,0">
                <text:p/>
              </draw:polygon>
            </draw:g>
            <draw:frame draw:style-name="gr3" draw:text-style-name="P2" draw:layer="layout" svg:width="1.833cm" svg:height="0.667cm" svg:x="19.385cm" svg:y="0.635cm">
              <draw:text-box>
                <text:p text:style-name="P3"><text:span text:style-name="T1">9</text:span></text:p>
              </draw:text-box>
            </draw:frame>
          </draw:g>
          <draw:frame draw:style-name="gr3" draw:text-style-name="P2" draw:layer="layout" svg:width="5.5cm" svg:height="0.667cm" svg:x="19.385cm" svg:y="1.302cm">
            <draw:text-box>
              <text:p text:style-name="P3"><text:span text:style-name="T1">Bestellung der Bauteile (10.01.21)</text:span></text:p>
            </draw:text-box>
          </draw:frame>
        </draw:g>
        <draw:line draw:style-name="gr4" draw:text-style-name="P2" draw:layer="layout" svg:x1="18.6cm" svg:y1="1.635cm" svg:x2="19.385cm" svg:y2="1.635cm">
          <text:p/>
        </draw:line>
        <draw:g>
          <draw:g>
            <draw:polygon draw:style-name="gr1" draw:text-style-name="P1" draw:layer="layout" svg:width="5.5cm" svg:height="0.667cm" svg:x="25.635cm" svg:y="1.302cm" svg:viewBox="0 0 5501 668" draw:points="0,668 5501,668 5501,0 0,0">
              <text:p/>
            </draw:polygon>
            <draw:polygon draw:style-name="gr2" draw:text-style-name="P2" draw:layer="layout" svg:width="5.5cm" svg:height="0.667cm" svg:x="25.635cm" svg:y="1.302cm" svg:viewBox="0 0 5501 668" draw:points="0,668 5501,668 5501,0 0,0">
              <text:p/>
            </draw:polygon>
          </draw:g>
          <draw:g>
            <draw:g>
              <draw:polygon draw:style-name="gr1" draw:text-style-name="P1" draw:layer="layout" svg:width="1.833cm" svg:height="0.667cm" svg:x="27.468cm" svg:y="0.635cm" svg:viewBox="0 0 1834 668" draw:points="0,668 1834,668 1834,0 0,0">
                <text:p/>
              </draw:polygon>
              <draw:polygon draw:style-name="gr2" draw:text-style-name="P2" draw:layer="layout" svg:width="1.833cm" svg:height="0.667cm" svg:x="27.468cm" svg:y="0.635cm" svg:viewBox="0 0 1834 668" draw:points="0,668 1834,668 1834,0 0,0">
                <text:p/>
              </draw:polygon>
            </draw:g>
            <draw:frame draw:style-name="gr3" draw:text-style-name="P2" draw:layer="layout" svg:width="1.833cm" svg:height="0.667cm" svg:x="27.468cm" svg:y="0.635cm">
              <draw:text-box>
                <text:p text:style-name="P3"><text:span text:style-name="T1">0</text:span></text:p>
              </draw:text-box>
            </draw:frame>
          </draw:g>
          <draw:g>
            <draw:g>
              <draw:polygon draw:style-name="gr1" draw:text-style-name="P1" draw:layer="layout" svg:width="1.833cm" svg:height="0.667cm" svg:x="29.302cm" svg:y="0.635cm" svg:viewBox="0 0 1834 668" draw:points="0,668 1834,668 1834,0 0,0">
                <text:p/>
              </draw:polygon>
              <draw:polygon draw:style-name="gr2" draw:text-style-name="P2" draw:layer="layout" svg:width="1.833cm" svg:height="0.667cm" svg:x="29.302cm" svg:y="0.635cm" svg:viewBox="0 0 1834 668" draw:points="0,668 1834,668 1834,0 0,0">
                <text:p/>
              </draw:polygon>
            </draw:g>
            <draw:frame draw:style-name="gr3" draw:text-style-name="P2" draw:layer="layout" svg:width="1.833cm" svg:height="0.667cm" svg:x="29.302cm" svg:y="0.635cm">
              <draw:text-box>
                <text:p text:style-name="P3"><text:span text:style-name="T1">14</text:span></text:p>
              </draw:text-box>
            </draw:frame>
          </draw:g>
          <draw:g>
            <draw:g>
              <draw:polygon draw:style-name="gr1" draw:text-style-name="P1" draw:layer="layout" svg:width="1.833cm" svg:height="0.667cm" svg:x="25.635cm" svg:y="1.968cm" svg:viewBox="0 0 1834 668" draw:points="0,668 1834,668 1834,0 0,0">
                <text:p/>
              </draw:polygon>
              <draw:polygon draw:style-name="gr2" draw:text-style-name="P2" draw:layer="layout" svg:width="1.833cm" svg:height="0.667cm" svg:x="25.635cm" svg:y="1.968cm" svg:viewBox="0 0 1834 668" draw:points="0,668 1834,668 1834,0 0,0">
                <text:p/>
              </draw:polygon>
            </draw:g>
            <draw:frame draw:style-name="gr3" draw:text-style-name="P2" draw:layer="layout" svg:width="1.833cm" svg:height="0.667cm" svg:x="25.635cm" svg:y="1.968cm">
              <draw:text-box>
                <text:p text:style-name="P3"><text:span text:style-name="T1">14</text:span></text:p>
              </draw:text-box>
            </draw:frame>
          </draw:g>
          <draw:g>
            <draw:g>
              <draw:polygon draw:style-name="gr1" draw:text-style-name="P1" draw:layer="layout" svg:width="1.833cm" svg:height="0.667cm" svg:x="27.468cm" svg:y="1.968cm" svg:viewBox="0 0 1834 668" draw:points="0,668 1834,668 1834,0 0,0">
                <text:p/>
              </draw:polygon>
              <draw:polygon draw:style-name="gr2" draw:text-style-name="P2" draw:layer="layout" svg:width="1.833cm" svg:height="0.667cm" svg:x="27.468cm" svg:y="1.968cm" svg:viewBox="0 0 1834 668" draw:points="0,668 1834,668 1834,0 0,0">
                <text:p/>
              </draw:polygon>
            </draw:g>
            <draw:frame draw:style-name="gr3" draw:text-style-name="P2" draw:layer="layout" svg:width="1.833cm" svg:height="0.667cm" svg:x="27.468cm" svg:y="1.968cm">
              <draw:text-box>
                <text:p text:style-name="P3"><text:span text:style-name="T1">0</text:span></text:p>
              </draw:text-box>
            </draw:frame>
          </draw:g>
          <draw:g>
            <draw:g>
              <draw:polygon draw:style-name="gr1" draw:text-style-name="P1" draw:layer="layout" svg:width="1.833cm" svg:height="0.667cm" svg:x="29.302cm" svg:y="1.968cm" svg:viewBox="0 0 1834 668" draw:points="0,668 1834,668 1834,0 0,0">
                <text:p/>
              </draw:polygon>
              <draw:polygon draw:style-name="gr2" draw:text-style-name="P2" draw:layer="layout" svg:width="1.833cm" svg:height="0.667cm" svg:x="29.302cm" svg:y="1.968cm" svg:viewBox="0 0 1834 668" draw:points="0,668 1834,668 1834,0 0,0">
                <text:p/>
              </draw:polygon>
            </draw:g>
            <draw:frame draw:style-name="gr3" draw:text-style-name="P2" draw:layer="layout" svg:width="1.833cm" svg:height="0.667cm" svg:x="29.302cm" svg:y="1.968cm">
              <draw:text-box>
                <text:p text:style-name="P3"><text:span text:style-name="T1">14</text:span></text:p>
              </draw:text-box>
            </draw:frame>
          </draw:g>
          <draw:g>
            <draw:g>
              <draw:polygon draw:style-name="gr1" draw:text-style-name="P1" draw:layer="layout" svg:width="1.833cm" svg:height="0.667cm" svg:x="25.635cm" svg:y="0.635cm" svg:viewBox="0 0 1834 668" draw:points="0,668 1834,668 1834,0 0,0">
                <text:p/>
              </draw:polygon>
              <draw:polygon draw:style-name="gr2" draw:text-style-name="P2" draw:layer="layout" svg:width="1.833cm" svg:height="0.667cm" svg:x="25.635cm" svg:y="0.635cm" svg:viewBox="0 0 1834 668" draw:points="0,668 1834,668 1834,0 0,0">
                <text:p/>
              </draw:polygon>
            </draw:g>
            <draw:frame draw:style-name="gr3" draw:text-style-name="P2" draw:layer="layout" svg:width="1.833cm" svg:height="0.667cm" svg:x="25.635cm" svg:y="0.635cm">
              <draw:text-box>
                <text:p text:style-name="P3"><text:span text:style-name="T1">14</text:span></text:p>
              </draw:text-box>
            </draw:frame>
          </draw:g>
          <draw:frame draw:style-name="gr3" draw:text-style-name="P2" draw:layer="layout" svg:width="5.5cm" svg:height="0.667cm" svg:x="25.635cm" svg:y="1.302cm">
            <draw:text-box>
              <text:p text:style-name="P3"><text:span text:style-name="T1">Baubeginn (5.2.21)</text:span></text:p>
            </draw:text-box>
          </draw:frame>
        </draw:g>
        <draw:line draw:style-name="gr4" draw:text-style-name="P2" draw:layer="layout" svg:x1="24.885cm" svg:y1="1.635cm" svg:x2="25.635cm" svg:y2="1.635cm">
          <text:p/>
        </draw:line>
        <draw:g>
          <draw:g>
            <draw:polygon draw:style-name="gr1" draw:text-style-name="P1" draw:layer="layout" svg:width="5.5cm" svg:height="0.667cm" svg:x="31.885cm" svg:y="1.302cm" svg:viewBox="0 0 5501 668" draw:points="0,668 5501,668 5501,0 0,0">
              <text:p/>
            </draw:polygon>
            <draw:polygon draw:style-name="gr2" draw:text-style-name="P2" draw:layer="layout" svg:width="5.5cm" svg:height="0.667cm" svg:x="31.885cm" svg:y="1.302cm" svg:viewBox="0 0 5501 668" draw:points="0,668 5501,668 5501,0 0,0">
              <text:p/>
            </draw:polygon>
          </draw:g>
          <draw:g>
            <draw:g>
              <draw:polygon draw:style-name="gr1" draw:text-style-name="P1" draw:layer="layout" svg:width="1.833cm" svg:height="0.667cm" svg:x="33.718cm" svg:y="0.635cm" svg:viewBox="0 0 1834 668" draw:points="0,668 1834,668 1834,0 0,0">
                <text:p/>
              </draw:polygon>
              <draw:polygon draw:style-name="gr2" draw:text-style-name="P2" draw:layer="layout" svg:width="1.833cm" svg:height="0.667cm" svg:x="33.718cm" svg:y="0.635cm" svg:viewBox="0 0 1834 668" draw:points="0,668 1834,668 1834,0 0,0">
                <text:p/>
              </draw:polygon>
            </draw:g>
            <draw:frame draw:style-name="gr3" draw:text-style-name="P2" draw:layer="layout" svg:width="1.833cm" svg:height="0.667cm" svg:x="33.718cm" svg:y="0.635cm">
              <draw:text-box>
                <text:p text:style-name="P3"><text:span text:style-name="T1">0</text:span></text:p>
              </draw:text-box>
            </draw:frame>
          </draw:g>
          <draw:g>
            <draw:g>
              <draw:polygon draw:style-name="gr1" draw:text-style-name="P1" draw:layer="layout" svg:width="1.833cm" svg:height="0.667cm" svg:x="35.552cm" svg:y="0.635cm" svg:viewBox="0 0 1834 668" draw:points="0,668 1834,668 1834,0 0,0">
                <text:p/>
              </draw:polygon>
              <draw:polygon draw:style-name="gr2" draw:text-style-name="P2" draw:layer="layout" svg:width="1.833cm" svg:height="0.667cm" svg:x="35.552cm" svg:y="0.635cm" svg:viewBox="0 0 1834 668" draw:points="0,668 1834,668 1834,0 0,0">
                <text:p/>
              </draw:polygon>
            </draw:g>
            <draw:frame draw:style-name="gr3" draw:text-style-name="P2" draw:layer="layout" svg:width="1.833cm" svg:height="0.667cm" svg:x="35.552cm" svg:y="0.635cm">
              <draw:text-box>
                <text:p text:style-name="P3"><text:span text:style-name="T1">18</text:span></text:p>
              </draw:text-box>
            </draw:frame>
          </draw:g>
          <draw:g>
            <draw:g>
              <draw:polygon draw:style-name="gr1" draw:text-style-name="P1" draw:layer="layout" svg:width="1.833cm" svg:height="0.667cm" svg:x="31.885cm" svg:y="1.968cm" svg:viewBox="0 0 1834 668" draw:points="0,668 1834,668 1834,0 0,0">
                <text:p/>
              </draw:polygon>
              <draw:polygon draw:style-name="gr2" draw:text-style-name="P2" draw:layer="layout" svg:width="1.833cm" svg:height="0.667cm" svg:x="31.885cm" svg:y="1.968cm" svg:viewBox="0 0 1834 668" draw:points="0,668 1834,668 1834,0 0,0">
                <text:p/>
              </draw:polygon>
            </draw:g>
            <draw:frame draw:style-name="gr3" draw:text-style-name="P2" draw:layer="layout" svg:width="1.833cm" svg:height="0.667cm" svg:x="31.885cm" svg:y="1.968cm">
              <draw:text-box>
                <text:p text:style-name="P3"><text:span text:style-name="T1">18</text:span></text:p>
              </draw:text-box>
            </draw:frame>
          </draw:g>
          <draw:g>
            <draw:g>
              <draw:polygon draw:style-name="gr1" draw:text-style-name="P1" draw:layer="layout" svg:width="1.833cm" svg:height="0.667cm" svg:x="33.718cm" svg:y="1.968cm" svg:viewBox="0 0 1834 668" draw:points="0,668 1834,668 1834,0 0,0">
                <text:p/>
              </draw:polygon>
              <draw:polygon draw:style-name="gr2" draw:text-style-name="P2" draw:layer="layout" svg:width="1.833cm" svg:height="0.667cm" svg:x="33.718cm" svg:y="1.968cm" svg:viewBox="0 0 1834 668" draw:points="0,668 1834,668 1834,0 0,0">
                <text:p/>
              </draw:polygon>
            </draw:g>
            <draw:frame draw:style-name="gr3" draw:text-style-name="P2" draw:layer="layout" svg:width="1.833cm" svg:height="0.667cm" svg:x="33.718cm" svg:y="1.968cm">
              <draw:text-box>
                <text:p text:style-name="P3"><text:span text:style-name="T1">0</text:span></text:p>
              </draw:text-box>
            </draw:frame>
          </draw:g>
          <draw:g>
            <draw:g>
              <draw:polygon draw:style-name="gr1" draw:text-style-name="P1" draw:layer="layout" svg:width="1.833cm" svg:height="0.667cm" svg:x="35.552cm" svg:y="1.968cm" svg:viewBox="0 0 1834 668" draw:points="0,668 1834,668 1834,0 0,0">
                <text:p/>
              </draw:polygon>
              <draw:polygon draw:style-name="gr2" draw:text-style-name="P2" draw:layer="layout" svg:width="1.833cm" svg:height="0.667cm" svg:x="35.552cm" svg:y="1.968cm" svg:viewBox="0 0 1834 668" draw:points="0,668 1834,668 1834,0 0,0">
                <text:p/>
              </draw:polygon>
            </draw:g>
            <draw:frame draw:style-name="gr3" draw:text-style-name="P2" draw:layer="layout" svg:width="1.833cm" svg:height="0.667cm" svg:x="35.552cm" svg:y="1.968cm">
              <draw:text-box>
                <text:p text:style-name="P3"><text:span text:style-name="T1">18</text:span></text:p>
              </draw:text-box>
            </draw:frame>
          </draw:g>
          <draw:g>
            <draw:g>
              <draw:polygon draw:style-name="gr1" draw:text-style-name="P1" draw:layer="layout" svg:width="1.833cm" svg:height="0.667cm" svg:x="31.885cm" svg:y="0.635cm" svg:viewBox="0 0 1834 668" draw:points="0,668 1834,668 1834,0 0,0">
                <text:p/>
              </draw:polygon>
              <draw:polygon draw:style-name="gr2" draw:text-style-name="P2" draw:layer="layout" svg:width="1.833cm" svg:height="0.667cm" svg:x="31.885cm" svg:y="0.635cm" svg:viewBox="0 0 1834 668" draw:points="0,668 1834,668 1834,0 0,0">
                <text:p/>
              </draw:polygon>
            </draw:g>
            <draw:frame draw:style-name="gr3" draw:text-style-name="P2" draw:layer="layout" svg:width="1.833cm" svg:height="0.667cm" svg:x="31.885cm" svg:y="0.635cm">
              <draw:text-box>
                <text:p text:style-name="P3"><text:span text:style-name="T1">18</text:span></text:p>
              </draw:text-box>
            </draw:frame>
          </draw:g>
          <draw:frame draw:style-name="gr3" draw:text-style-name="P2" draw:layer="layout" svg:width="5.5cm" svg:height="0.667cm" svg:x="31.885cm" svg:y="1.302cm">
            <draw:text-box>
              <text:p text:style-name="P3"><text:span text:style-name="T1">Zwischenbericht (04.03.21)</text:span></text:p>
            </draw:text-box>
          </draw:frame>
        </draw:g>
        <draw:line draw:style-name="gr4" draw:text-style-name="P2" draw:layer="layout" svg:x1="31.135cm" svg:y1="1.635cm" svg:x2="31.885cm" svg:y2="1.635cm">
          <text:p/>
        </draw:line>
        <draw:g>
          <draw:g>
            <draw:polygon draw:style-name="gr1" draw:text-style-name="P1" draw:layer="layout" svg:width="5.5cm" svg:height="0.667cm" svg:x="38.135cm" svg:y="1.302cm" svg:viewBox="0 0 5501 668" draw:points="0,668 5501,668 5501,0 0,0">
              <text:p/>
            </draw:polygon>
            <draw:polygon draw:style-name="gr2" draw:text-style-name="P2" draw:layer="layout" svg:width="5.5cm" svg:height="0.667cm" svg:x="38.135cm" svg:y="1.302cm" svg:viewBox="0 0 5501 668" draw:points="0,668 5501,668 5501,0 0,0">
              <text:p/>
            </draw:polygon>
          </draw:g>
          <draw:g>
            <draw:g>
              <draw:polygon draw:style-name="gr1" draw:text-style-name="P1" draw:layer="layout" svg:width="1.833cm" svg:height="0.667cm" svg:x="39.968cm" svg:y="0.635cm" svg:viewBox="0 0 1834 668" draw:points="0,668 1834,668 1834,0 0,0">
                <text:p/>
              </draw:polygon>
              <draw:polygon draw:style-name="gr2" draw:text-style-name="P2" draw:layer="layout" svg:width="1.833cm" svg:height="0.667cm" svg:x="39.968cm" svg:y="0.635cm" svg:viewBox="0 0 1834 668" draw:points="0,668 1834,668 1834,0 0,0">
                <text:p/>
              </draw:polygon>
            </draw:g>
            <draw:frame draw:style-name="gr3" draw:text-style-name="P2" draw:layer="layout" svg:width="1.833cm" svg:height="0.667cm" svg:x="39.968cm" svg:y="0.635cm">
              <draw:text-box>
                <text:p text:style-name="P3"><text:span text:style-name="T1">0</text:span></text:p>
              </draw:text-box>
            </draw:frame>
          </draw:g>
          <draw:g>
            <draw:g>
              <draw:polygon draw:style-name="gr1" draw:text-style-name="P1" draw:layer="layout" svg:width="1.833cm" svg:height="0.667cm" svg:x="41.802cm" svg:y="0.635cm" svg:viewBox="0 0 1834 668" draw:points="0,668 1834,668 1834,0 0,0">
                <text:p/>
              </draw:polygon>
              <draw:polygon draw:style-name="gr2" draw:text-style-name="P2" draw:layer="layout" svg:width="1.833cm" svg:height="0.667cm" svg:x="41.802cm" svg:y="0.635cm" svg:viewBox="0 0 1834 668" draw:points="0,668 1834,668 1834,0 0,0">
                <text:p/>
              </draw:polygon>
            </draw:g>
            <draw:frame draw:style-name="gr3" draw:text-style-name="P2" draw:layer="layout" svg:width="1.833cm" svg:height="0.667cm" svg:x="41.802cm" svg:y="0.635cm">
              <draw:text-box>
                <text:p text:style-name="P3"><text:span text:style-name="T1">28</text:span></text:p>
              </draw:text-box>
            </draw:frame>
          </draw:g>
          <draw:g>
            <draw:g>
              <draw:polygon draw:style-name="gr1" draw:text-style-name="P1" draw:layer="layout" svg:width="1.833cm" svg:height="0.667cm" svg:x="38.135cm" svg:y="1.968cm" svg:viewBox="0 0 1834 668" draw:points="0,668 1834,668 1834,0 0,0">
                <text:p/>
              </draw:polygon>
              <draw:polygon draw:style-name="gr2" draw:text-style-name="P2" draw:layer="layout" svg:width="1.833cm" svg:height="0.667cm" svg:x="38.135cm" svg:y="1.968cm" svg:viewBox="0 0 1834 668" draw:points="0,668 1834,668 1834,0 0,0">
                <text:p/>
              </draw:polygon>
            </draw:g>
            <draw:frame draw:style-name="gr3" draw:text-style-name="P2" draw:layer="layout" svg:width="1.833cm" svg:height="0.667cm" svg:x="38.135cm" svg:y="1.968cm">
              <draw:text-box>
                <text:p text:style-name="P3"><text:span text:style-name="T1">28</text:span></text:p>
              </draw:text-box>
            </draw:frame>
          </draw:g>
          <draw:g>
            <draw:g>
              <draw:polygon draw:style-name="gr1" draw:text-style-name="P1" draw:layer="layout" svg:width="1.833cm" svg:height="0.667cm" svg:x="39.968cm" svg:y="1.968cm" svg:viewBox="0 0 1834 668" draw:points="0,668 1834,668 1834,0 0,0">
                <text:p/>
              </draw:polygon>
              <draw:polygon draw:style-name="gr2" draw:text-style-name="P2" draw:layer="layout" svg:width="1.833cm" svg:height="0.667cm" svg:x="39.968cm" svg:y="1.968cm" svg:viewBox="0 0 1834 668" draw:points="0,668 1834,668 1834,0 0,0">
                <text:p/>
              </draw:polygon>
            </draw:g>
            <draw:frame draw:style-name="gr3" draw:text-style-name="P2" draw:layer="layout" svg:width="1.833cm" svg:height="0.667cm" svg:x="39.968cm" svg:y="1.968cm">
              <draw:text-box>
                <text:p text:style-name="P3"><text:span text:style-name="T1">0</text:span></text:p>
              </draw:text-box>
            </draw:frame>
          </draw:g>
          <draw:g>
            <draw:g>
              <draw:polygon draw:style-name="gr1" draw:text-style-name="P1" draw:layer="layout" svg:width="1.833cm" svg:height="0.667cm" svg:x="41.802cm" svg:y="1.968cm" svg:viewBox="0 0 1834 668" draw:points="0,668 1834,668 1834,0 0,0">
                <text:p/>
              </draw:polygon>
              <draw:polygon draw:style-name="gr2" draw:text-style-name="P2" draw:layer="layout" svg:width="1.833cm" svg:height="0.667cm" svg:x="41.802cm" svg:y="1.968cm" svg:viewBox="0 0 1834 668" draw:points="0,668 1834,668 1834,0 0,0">
                <text:p/>
              </draw:polygon>
            </draw:g>
            <draw:frame draw:style-name="gr3" draw:text-style-name="P2" draw:layer="layout" svg:width="1.833cm" svg:height="0.667cm" svg:x="41.802cm" svg:y="1.968cm">
              <draw:text-box>
                <text:p text:style-name="P3"><text:span text:style-name="T1">28</text:span></text:p>
              </draw:text-box>
            </draw:frame>
          </draw:g>
          <draw:g>
            <draw:g>
              <draw:polygon draw:style-name="gr1" draw:text-style-name="P1" draw:layer="layout" svg:width="1.833cm" svg:height="0.667cm" svg:x="38.135cm" svg:y="0.635cm" svg:viewBox="0 0 1834 668" draw:points="0,668 1834,668 1834,0 0,0">
                <text:p/>
              </draw:polygon>
              <draw:polygon draw:style-name="gr2" draw:text-style-name="P2" draw:layer="layout" svg:width="1.833cm" svg:height="0.667cm" svg:x="38.135cm" svg:y="0.635cm" svg:viewBox="0 0 1834 668" draw:points="0,668 1834,668 1834,0 0,0">
                <text:p/>
              </draw:polygon>
            </draw:g>
            <draw:frame draw:style-name="gr3" draw:text-style-name="P2" draw:layer="layout" svg:width="1.833cm" svg:height="0.667cm" svg:x="38.135cm" svg:y="0.635cm">
              <draw:text-box>
                <text:p text:style-name="P3"><text:span text:style-name="T1">28</text:span></text:p>
              </draw:text-box>
            </draw:frame>
          </draw:g>
          <draw:frame draw:style-name="gr3" draw:text-style-name="P2" draw:layer="layout" svg:width="5.5cm" svg:height="0.681cm" svg:x="38.135cm" svg:y="1.295cm">
            <draw:text-box>
              <text:p text:style-name="P3"><text:span text:style-name="T1">Abschluss der Arbeiten/Abgabe der Dokumentation (29.04.21)</text:span></text:p>
            </draw:text-box>
          </draw:frame>
        </draw:g>
        <draw:line draw:style-name="gr4" draw:text-style-name="P2" draw:layer="layout" svg:x1="37.385cm" svg:y1="1.635cm" svg:x2="38.135cm" svg:y2="1.63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1" svg:font-family="Calibri"/>
    <style:font-face style:name="Arial" svg:font-family="Arial" style:font-pitch="variable"/>
    <style:font-face style:name="Calibri" svg:font-family="Calibri" style:font-pitch="variable"/>
    <style:font-face style:name="Liberation Sans" svg:font-family="'Liberation Sans'" style:font-pitch="variable"/>
    <style:font-face style:name="Microsoft YaHei" svg:font-family="'Microsoft YaHei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arker_5f_0" draw:display-name="Marker_0" svg:viewBox="0 0 20 20" svg:d="M10 0l-10 2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8.13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0-12-09T11:54:07.316000000</dc:date>
    <meta:creation-date>2020-11-26T10:46:23Z</meta:creation-date>
    <meta:generator>LibreOffice/7.0.3.1$Windows_X86_64 LibreOffice_project/d7547858d014d4cf69878db179d326fc3483e082</meta:generator>
    <meta:editing-duration>PT1M23S</meta:editing-duration>
    <meta:editing-cycles>1</meta:editing-cycles>
    <meta:document-statistic meta:object-count="251"/>
  </office:meta>
</office:document-meta>
</file>